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Factory.createArgumentsAreDifferentException( String message , String wan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ceptionFactory.Excep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